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5.377cm" style:use-optimal-column-width="false"/>
    </style:style>
    <style:style style:name="co2" style:family="table-column">
      <style:table-column-properties style:column-width="15.633cm" style:use-optimal-column-width="false"/>
    </style:style>
    <style:style style:name="co3" style:family="table-column">
      <style:table-column-properties style:column-width="4.74cm" style:use-optimal-column-width="false"/>
    </style:style>
    <style:style style:name="co4" style:family="table-column">
      <style:table-column-properties style:column-width="3.573cm" style:use-optimal-column-width="false"/>
    </style:style>
    <style:style style:name="ro1" style:family="table-row">
      <style:table-row-properties style:row-height="1.402cm" style:use-optimal-row-height="false"/>
    </style:style>
    <style:style style:name="ro2" style:family="table-row">
      <style:table-row-properties style:row-height="1.906cm" style:use-optimal-row-height="false"/>
    </style:style>
    <style:style style:name="ro3" style:family="table-row">
      <style:table-row-properties style:row-height="1.909cm" style:use-optimal-row-height="false"/>
    </style:style>
    <style:style style:name="ro4" style:family="table-row">
      <style:table-row-properties style:row-height="1.691cm" style:use-optimal-row-height="false"/>
    </style:style>
    <style:style style:name="ce1" style:family="table-cell">
      <loext:graphic-properties draw:fill="solid" draw:fill-color="#fee100" draw:textarea-vertical-align="middle"/>
      <style:paragraph-properties fo:border-left="none" fo:border-right="none" fo:border-top="0.43pt solid #fee100" fo:border-bottom="0.43pt solid #fee100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border-left="none" fo:border-right="none" fo:border-top="none" fo:border-bottom="0.43pt solid #fee100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border-left="none" fo:border-right="none" fo:border-top="none" fo:border-bottom="0.43pt solid #fee100"/>
    </style:style>
    <style:style style:name="ce4" style:family="table-cell">
      <loext:graphic-properties draw:textarea-vertical-align="middle"/>
      <style:paragraph-properties fo:border-left="none" fo:border-right="none" fo:border-top="0.43pt solid #fee100" fo:border-bottom="0.43pt solid #fee100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border-left="none" fo:border-right="none" fo:border-top="0.43pt solid #fee100" fo:border-bottom="0.43pt solid #fee100"/>
    </style:style>
    <style:style style:name="ce6" style:family="table-cell">
      <loext:graphic-properties draw:fill="solid" draw:fill-color="#fee100" draw:textarea-vertical-align="middle"/>
      <style:paragraph-properties fo:border-left="none" fo:border-right="none" fo:border-top="0.43pt solid #fee100" fo:border-bottom="0.43pt solid #fee100"/>
      <style:text-properties style:font-name="Roboto" fo:font-weight="bold" style:font-weight-asian="bold" style:font-weight-complex="bold"/>
    </style:style>
    <style:style style:name="ce7" style:family="table-cell">
      <loext:graphic-properties draw:textarea-vertical-align="middle"/>
      <style:paragraph-properties fo:border-left="none" fo:border-right="none" fo:border-top="none" fo:border-bottom="0.43pt solid #fee100"/>
      <style:text-properties style:font-name="Roboto" fo:font-weight="bold" style:font-weight-asian="bold" style:font-weight-complex="bold"/>
    </style:style>
    <style:style style:name="ce8" style:family="table-cell">
      <loext:graphic-properties draw:textarea-vertical-align="middle"/>
      <style:paragraph-properties fo:border-left="none" fo:border-right="none" fo:border-top="none" fo:border-bottom="0.43pt solid #fee100"/>
      <style:text-properties style:font-name="Roboto" fo:font-size="14pt" style:font-size-asian="14pt" style:font-size-complex="14pt"/>
    </style:style>
    <style:style style:name="ce9" style:family="table-cell">
      <loext:graphic-properties draw:textarea-vertical-align="middle"/>
      <style:paragraph-properties fo:border-left="none" fo:border-right="none" fo:border-top="0.43pt solid #fee100" fo:border-bottom="0.43pt solid #fee100"/>
      <style:text-properties style:font-name="Roboto" fo:font-weight="bold" style:font-weight-asian="bold" style:font-weight-complex="bold"/>
    </style:style>
    <style:style style:name="ce10" style:family="table-cell">
      <loext:graphic-properties draw:textarea-vertical-align="middle"/>
      <style:paragraph-properties fo:border-left="none" fo:border-right="none" fo:border-top="0.43pt solid #fee100" fo:border-bottom="0.43pt solid #fee100"/>
      <style:text-properties style:font-name="Roboto" fo:font-size="14pt" style:font-size-asian="14pt" style:font-size-complex="14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Roboto" fo:font-weight="bold" style:font-weight-asian="bold" style:font-weight-complex="bold"/>
    </style:style>
    <style:style style:name="P4" style:family="paragraph">
      <style:text-properties style:font-name="Roboto"/>
    </style:style>
    <style:style style:name="P5" style:family="paragraph">
      <style:text-properties style:font-name="Roboto" fo:font-size="14pt" style:font-size-asian="14pt" style:font-size-complex="14pt"/>
    </style:style>
    <style:style style:name="T1" style:family="text">
      <style:text-properties style:font-name="Roboto" fo:font-weight="bold" style:font-weight-asian="bold" style:font-weight-complex="bold"/>
    </style:style>
    <style:style style:name="T2" style:family="text">
      <style:text-properties style:font-name="Robot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009cm" svg:height="7.122cm" svg:x="4.39cm" svg:y="3.3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GTM Layer</text:span></text:p>
              </table:table-cell>
              <table:table-cell>
                <text:p text:style-name="P1"><text:span text:style-name="T1">Key Design Question</text:span></text:p>
              </table:table-cell>
            </table:table-row>
            <table:table-row table:style-name="ro2">
              <table:table-cell table:style-name="ce2">
                <text:p text:style-name="P1"><text:span text:style-name="T1">Sales Object</text:span></text:p>
              </table:table-cell>
              <table:table-cell table:style-name="ce3">
                <text:p><text:span text:style-name="T2">What are we selling and how complex is it?</text:span></text:p>
              </table:table-cell>
            </table:table-row>
            <table:table-row table:style-name="ro2">
              <table:table-cell table:style-name="ce4">
                <text:p text:style-name="P1"><text:span text:style-name="T1">Sales Motion</text:span></text:p>
              </table:table-cell>
              <table:table-cell table:style-name="ce5">
                <text:p><text:span text:style-name="T2">How do we reach, engage, close, and grow the customer?</text:span></text:p>
              </table:table-cell>
            </table:table-row>
            <table:table-row table:style-name="ro3">
              <table:table-cell table:style-name="ce4">
                <text:p text:style-name="P1"><text:span text:style-name="T1">Delivery Motion</text:span></text:p>
              </table:table-cell>
              <table:table-cell table:style-name="ce5">
                <text:p><text:span text:style-name="T2">How do we onboard, implement, and support the customer post-sale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layer="layout" svg:width="26.177cm" svg:height="9.982cm" svg:x="1.108cm" svg:y="2.04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6">
              <table:table-cell>
                <text:p text:style-name="P3"><text:span text:style-name="T3">Sales Object</text:span></text:p>
              </table:table-cell>
              <table:table-cell>
                <text:p text:style-name="P3"><text:span text:style-name="T3">Complexity / Volume</text:span></text:p>
              </table:table-cell>
              <table:table-cell>
                <text:p text:style-name="P3">Sales Model</text:p>
              </table:table-cell>
              <table:table-cell>
                <text:p text:style-name="P3">Sales Motion</text:p>
              </table:table-cell>
              <table:table-cell>
                <text:p text:style-name="P3">Focus</text:p>
              </table:table-cell>
              <table:table-cell>
                <text:p text:style-name="P3">Touch Model</text:p>
              </table:table-cell>
              <table:table-cell>
                <text:p text:style-name="P3">Backend Impact</text:p>
              </table:table-cell>
            </table:table-row>
            <table:table-row table:style-name="ro2" table:default-cell-style-name="ce8">
              <table:table-cell table:style-name="ce7">
                <text:p text:style-name="P4"><text:span text:style-name="T3">Hardware</text:span></text:p>
              </table:table-cell>
              <table:table-cell>
                <text:p text:style-name="P5">Low to High</text:p>
              </table:table-cell>
              <table:table-cell>
                <text:p text:style-name="P5">Direct / Channel</text:p>
              </table:table-cell>
              <table:table-cell>
                <text:p text:style-name="P5">Transactional to Consultative</text:p>
              </table:table-cell>
              <table:table-cell>
                <text:p text:style-name="P5">Volume to Customization</text:p>
              </table:table-cell>
              <table:table-cell>
                <text:p text:style-name="P5">Low to High-touch</text:p>
              </table:table-cell>
              <table:table-cell>
                <text:p text:style-name="P5">Logistics, Field Support, Maintenance</text:p>
              </table:table-cell>
            </table:table-row>
            <table:table-row table:style-name="ro2" table:default-cell-style-name="ce10">
              <table:table-cell table:style-name="ce9">
                <text:p text:style-name="P4"><text:span text:style-name="T4">Software</text:span></text:p>
              </table:table-cell>
              <table:table-cell>
                <text:p text:style-name="P5">Low (SaaS) to High (On-Prem)</text:p>
              </table:table-cell>
              <table:table-cell>
                <text:p text:style-name="P5">Inside Sales / Field Sales</text:p>
              </table:table-cell>
              <table:table-cell>
                <text:p text:style-name="P5">Self-serve to Consultative</text:p>
              </table:table-cell>
              <table:table-cell>
                <text:p text:style-name="P5">Land &amp; Expand to Stickiness</text:p>
              </table:table-cell>
              <table:table-cell>
                <text:p text:style-name="P5">Low to High-touch</text:p>
              </table:table-cell>
              <table:table-cell>
                <text:p text:style-name="P5">Customer Success, Integration Services</text:p>
              </table:table-cell>
            </table:table-row>
            <table:table-row table:style-name="ro3" table:default-cell-style-name="ce10">
              <table:table-cell table:style-name="ce9">
                <text:p text:style-name="P4"><text:span text:style-name="T3">Professional Services</text:span></text:p>
              </table:table-cell>
              <table:table-cell>
                <text:p text:style-name="P5">Low to High</text:p>
              </table:table-cell>
              <table:table-cell>
                <text:p text:style-name="P5">Direct Consulting</text:p>
              </table:table-cell>
              <table:table-cell>
                <text:p text:style-name="P5">Project-Based to Advisory</text:p>
              </table:table-cell>
              <table:table-cell>
                <text:p text:style-name="P5">Outcomes to Transformation</text:p>
              </table:table-cell>
              <table:table-cell>
                <text:p text:style-name="P5">Mid to Executive Touch</text:p>
              </table:table-cell>
              <table:table-cell>
                <text:p text:style-name="P5">PMO, Delivery, CoE</text:p>
              </table:table-cell>
            </table:table-row>
            <table:table-row table:style-name="ro3" table:default-cell-style-name="ce10">
              <table:table-cell table:style-name="ce9">
                <text:p text:style-name="P4"><text:span text:style-name="T3">Hybrid / Combination</text:span></text:p>
              </table:table-cell>
              <table:table-cell>
                <text:p text:style-name="P5">High</text:p>
              </table:table-cell>
              <table:table-cell>
                <text:p text:style-name="P5">Strategic Accounts / Co-Selling</text:p>
              </table:table-cell>
              <table:table-cell>
                <text:p text:style-name="P5">Co-Innovation, Solution Architected</text:p>
              </table:table-cell>
              <table:table-cell>
                <text:p text:style-name="P5">Transformation</text:p>
              </table:table-cell>
              <table:table-cell>
                <text:p text:style-name="P5">Executive Multi-touch</text:p>
              </table:table-cell>
              <table:table-cell>
                <text:p text:style-name="P5">Full Lifecycle Managemen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7:18:56.289864337</meta:creation-date>
    <meta:editing-duration>PT19M58S</meta:editing-duration>
    <meta:editing-cycles>4</meta:editing-cycles>
    <meta:generator>LibreOffice/25.2.2.2$Linux_X86_64 LibreOffice_project/520$Build-2</meta:generator>
    <dc:date>2025-06-02T18:44:49.408966758</dc:date>
    <meta:document-statistic meta:object-count="27"/>
  </office:meta>
</office:document-meta>
</file>